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1000000B8A3E59788A01B5109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subtitle">
      <style:graphic-properties draw:fill-color="#ffffff" fo:min-height="16.25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-title">
      <style:graphic-properties fo:min-height="3.506cm"/>
    </style:style>
    <style:style style:name="pr4" style:family="presentation" style:parent-style-name="Blue_5f_Curve-outline1">
      <style:graphic-properties fo:min-height="5.576cm"/>
    </style:style>
    <style:style style:name="pr5" style:family="presentation" style:parent-style-name="Blue_5f_Curv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draw:frame presentation:style-name="pr1" draw:text-style-name="P1" draw:layer="layout" svg:width="25.199cm" svg:height="16.255cm" svg:x="1.401cm" svg:y="2.6cm" presentation:class="subtitle" presentation:user-transformed="true">
          <draw:text-box>
            <text:p>SECURE PERSONAL CLOUD</text:p>
            <text:p/>
            <text:p>CodeWarrio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draw:frame presentation:style-name="pr3" draw:layer="layout" svg:width="25.199cm" svg:height="3.506cm" svg:x="1.201cm" svg:y="1.694cm" presentation:class="title" presentation:user-transformed="true">
          <draw:text-box>
            <text:p>System Architecture</text:p>
          </draw:text-box>
        </draw:frame>
        <draw:frame presentation:style-name="pr4" draw:layer="layout" svg:width="25.199cm" svg:height="5.826cm" svg:x="1.8cm" svg:y="6.574cm" presentation:class="outline" presentation:placeholder="true" presentation:user-transformed="true">
          <draw:text-box/>
        </draw:frame>
        <draw:frame presentation:style-name="pr4" draw:layer="layout" svg:width="25.199cm" svg:height="9.578cm" svg:x="1.801cm" svg:y="6.574cm" presentation:class="outline" presentation:user-transformed="true">
          <draw:text-box>
            <text:list text:style-name="L2">
              <text:list-item>
                <text:p>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draw:frame presentation:style-name="pr3" draw:layer="layout" svg:width="25.199cm" svg:height="3.506cm" svg:x="1.201cm" svg:y="1.694cm" presentation:class="title" presentation:user-transformed="true">
          <draw:text-box>
            <text:p>Plan of Action</text:p>
          </draw:text-box>
        </draw:frame>
        <draw:frame presentation:style-name="pr4" draw:layer="layout" svg:width="25.199cm" svg:height="5.826cm" svg:x="1.8cm" svg:y="6.574cm" presentation:class="outline" presentation:user-transformed="true">
          <draw:text-box>
            <text:list text:style-name="L2">
              <text:list-item>
                <text:p>Get encryption and decryption to work in javascript, along with openss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draw:frame presentation:style-name="pr3" draw:layer="layout" svg:width="25.199cm" svg:height="3.506cm" svg:x="1.201cm" svg:y="1.694cm" presentation:class="title" presentation:user-transformed="true">
          <draw:text-box>
            <text:p>Additional Feature Selection</text:p>
          </draw:text-box>
        </draw:frame>
        <draw:frame presentation:style-name="pr4" draw:layer="layout" svg:width="25.199cm" svg:height="5.826cm" svg:x="1.8cm" svg:y="6.574cm" presentation:class="outline" presentation:user-transformed="true">
          <draw:text-box>
            <text:list text:style-name="L2">
              <text:list-item>
                <text:p>Block level encryption and synchronization</text:p>
              </text:list-item>
              <text:list-item>
                <text:p>Periodic Sync using linux daem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4:04:03.523378016</meta:creation-date>
    <meta:editing-duration>PT16M3S</meta:editing-duration>
    <meta:editing-cycles>5</meta:editing-cycles>
    <meta:generator>LibreOffice/6.0.6.2$Linux_X86_64 LibreOffice_project/0c292870b25a325b5ed35f6b45599d2ea4458e77</meta:generator>
    <dc:title>Blue Curve</dc:title>
    <dc:date>2018-10-24T14:20:05.646375699</dc:date>
    <meta:document-statistic meta:object-count="51"/>
  </office:meta>
</office:document-meta>
</file>